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F4B88EFE.svm" manifest:media-type=""/>
  <manifest:file-entry manifest:full-path="Object 2/Pictures/2000000A000000DF000000DF5BC2116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D000000DD3F0040E4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bcowzbudn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=0</text:p>
          </table:table-cell>
        </table:table-row>
        <table:table-row table:style-name="ro1">
          <table:table-cell table:style-name="ce2"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42.5" calcext:value-type="float">
            <text:p>1342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1" calcext:value-type="float">
            <text:p>3,41</text:p>
          </table:table-cell>
          <table:table-cell office:value-type="float" office:value="1332.7" calcext:value-type="float">
            <text:p>1332,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5" calcext:value-type="float">
            <text:p>4,5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1" calcext:value-type="float">
            <text:p>7,1</text:p>
          </table:table-cell>
          <table:table-cell office:value-type="float" office:value="1315" calcext:value-type="float">
            <text:p>1315</text:p>
            <draw:frame table:end-cell-address="Obcowzbudny.R45" table:end-x="1.991cm" table:end-y="0.265cm" draw:z-index="0" draw:style-name="gr1" draw:text-style-name="P1" svg:width="27.243cm" svg:height="18.36cm" svg:x="1.199cm" svg:y="0.038cm">
              <draw:object draw:notify-on-update-of-ranges="Obcowzbudny.F1:Obcowzbudny.F1 Obcowzbudny.F2:Obcowzbudny.F6 Obcowzbudny.H1:Obcowzbudny.H1 Obcowzbudny.G2:Obcowzbudny.G6 Obcowzbudny.F9:Obcowzbudny.F13 Obcowzbudny.H8:Obcowzbudny.H8 Obcowzbudny.G9:Obcowzbudny.G13 Obcowzbudny.F17:Obcowzbudny.F21 Obcowzbudny.H16:Obcowzbudny.H16 Obcowzbudny.G17:Obcowzbudny.G21 Obcowzbudny.F25:Obcowzbudny.F29 Obcowzbudny.H24:Obcowzbudny.H24 Obcowzbudny.G25:Obcowzbudny.G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13.7" calcext:value-type="float">
            <text:p>13,7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&gt;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6" calcext:value-type="float">
            <text:p>3,46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08" calcext:value-type="float">
            <text:p>5,08</text:p>
          </table:table-cell>
          <table:table-cell office:value-type="float" office:value="1211.5" calcext:value-type="float">
            <text:p>1211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office:value-type="float" office:value="1137.5" calcext:value-type="float">
            <text:p>1137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3" calcext:value-type="float">
            <text:p>11,3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A, U=180V, Rd=0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17" calcext:value-type="float">
            <text:p>5,17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.47" calcext:value-type="float">
            <text:p>8,47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.5" calcext:value-type="float">
            <text:p>14,5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50V, Rd=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5" calcext:value-type="float">
            <text:p>2,95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9" calcext:value-type="float">
            <text:p>4,9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25" calcext:value-type="float">
            <text:p>7,25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6" calcext:value-type="float">
            <text:p>11,6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zeregowy" table:style-name="ta1" table:print="false">
        <table:table-column table:style-name="co1" table:number-columns-repeated="8" table:default-cell-style-name="Default"/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0.1" calcext:value-type="float">
            <text:p>10,1</text:p>
          </table:table-cell>
          <table:table-cell office:value-type="float" office:value="1923" calcext:value-type="float">
            <text:p>1923</text:p>
          </table:table-cell>
          <table:table-cell table:number-columns-repeated="2"/>
          <table:table-cell>
            <draw:frame table:end-cell-address="Szeregowy.T44" table:end-x="0.982cm" table:end-y="0.38cm" draw:z-index="0" draw:style-name="gr1" draw:text-style-name="P1" svg:width="26.048cm" svg:height="19.757cm" svg:x="2.036cm" svg:y="0.227cm">
              <draw:object draw:notify-on-update-of-ranges="Szeregowy.D2:Szeregowy.D6 Szeregowy.F1:Szeregowy.F1 Szeregowy.E2:Szeregowy.E6 Szeregowy.D13:Szeregowy.D17 Szeregowy.F12:Szeregowy.F12 Szeregowy.E13:Szeregowy.E17 Szeregowy.D23:Szeregowy.D27 Szeregowy.F22:Szeregowy.F22 Szeregowy.E23:Szeregowy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float" office:value="11.4" calcext:value-type="float">
            <text:p>11,4</text:p>
          </table:table-cell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8" calcext:value-type="float">
            <text:p>12,8</text:p>
          </table:table-cell>
          <table:table-cell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7" calcext:value-type="float">
            <text:p>18,7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&gt;0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&gt;0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" calcext:value-type="float">
            <text:p>10,8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5" calcext:value-type="float">
            <text:p>13,5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65" calcext:value-type="float">
            <text:p>15,65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2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1695" calcext:value-type="float">
            <text:p>1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" calcext:value-type="float">
            <text:p>10,7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5" calcext:value-type="float">
            <text:p>15,5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</table:table>
      <table:table table:name="Rozruchowe" table:style-name="ta1" table:print="false">
        <table:shapes>
          <draw:frame draw:z-index="1" draw:style-name="gr1" draw:text-style-name="P1" svg:width="15.984cm" svg:height="8.97cm" svg:x="26.592cm" svg:y="3.505cm">
            <draw:object draw:notify-on-update-of-ranges="Rozruchowe.A2:Rozruchowe.A11 Rozruchowe.C1:Rozruchowe.C1 Rozruchowe.C2:Rozruchowe.C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9.72cm" svg:y="16.022cm">
            <draw:object draw:notify-on-update-of-ranges="Rozruchowe.A18:Rozruchowe.A27 Rozruchowe.B17:Rozruchowe.B17 Rozruchowe.B18:Rozruchowe.B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4.634cm" svg:y="17.165cm">
            <draw:object draw:notify-on-update-of-ranges="Rozruchowe.A36:Rozruchowe.A36 Rozruchowe.A37:Rozruchowe.A46 Rozruchowe.B36:Rozruchowe.B36 Rozruchowe.B37:Rozruchowe.B46 Rozruchowe.B2:Rozruchowe.B11 Rozruchowe.A2:Rozruchowe.A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ąd I</text:p>
          </table:table-cell>
          <table:table-cell office:value-type="string" calcext:value-type="string">
            <text:p>moment T</text:p>
          </table:table-cell>
          <table:table-cell office:value-type="string" calcext:value-type="string">
            <text:p>kwadrat</text:p>
          </table:table-cell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office:value-type="float" office:value="7.12" calcext:value-type="float">
            <text:p>7,12</text:p>
          </table:table-cell>
          <table:table-cell table:formula="of:=SQRT([.B2])" office:value-type="float" office:value="2.66833281282527" calcext:value-type="float">
            <text:p>2,6683328128</text:p>
          </table:table-cell>
          <table:table-cell>
            <draw:frame table:end-cell-address="Rozruchowe.L29" table:end-x="0.147cm" table:end-y="0.396cm" draw:z-index="0" draw:style-name="gr1" draw:text-style-name="P1" svg:width="16.515cm" svg:height="13.362cm" svg:x="1.705cm" svg:y="0.226cm">
              <draw:object draw:notify-on-update-of-ranges="Rozruchowe.B1:Rozruchowe.B1 Rozruchowe.A2:Rozruchowe.A11 Rozruchowe.B2:Rozruchowe.B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office:value-type="float" office:value="8.1" calcext:value-type="float">
            <text:p>8,1</text:p>
          </table:table-cell>
          <table:table-cell table:formula="of:=SQRT([.B3])" office:value-type="float" office:value="2.84604989415154" calcext:value-type="float">
            <text:p>2,8460498942</text:p>
          </table:table-cell>
          <table:table-cell/>
        </table:table-row>
        <table:table-row table:style-name="ro2">
          <table:table-cell office:value-type="float" office:value="6.1" calcext:value-type="float">
            <text:p>6,1</text:p>
          </table:table-cell>
          <table:table-cell office:value-type="float" office:value="9" calcext:value-type="float">
            <text:p>9</text:p>
          </table:table-cell>
          <table:table-cell table:formula="of:=SQRT([.B4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,4</text:p>
          </table:table-cell>
          <table:table-cell table:formula="of:=SQRT([.B5])" office:value-type="float" office:value="3.22490309931942" calcext:value-type="float">
            <text:p>3,2249030993</text:p>
          </table:table-cell>
          <table:table-cell/>
        </table:table-row>
        <table:table-row table:style-name="ro2">
          <table:table-cell office:value-type="float" office:value="10.8" calcext:value-type="float">
            <text:p>10,8</text:p>
          </table:table-cell>
          <table:table-cell office:value-type="float" office:value="12.8" calcext:value-type="float">
            <text:p>12,8</text:p>
          </table:table-cell>
          <table:table-cell table:formula="of:=SQRT([.B6])" office:value-type="float" office:value="3.57770876399966" calcext:value-type="float">
            <text:p>3,577708764</text:p>
          </table:table-cell>
          <table:table-cell/>
        </table:table-row>
        <table:table-row table:style-name="ro2">
          <table:table-cell office:value-type="float" office:value="12.8" calcext:value-type="float">
            <text:p>12,8</text:p>
          </table:table-cell>
          <table:table-cell office:value-type="float" office:value="14.2" calcext:value-type="float">
            <text:p>14,2</text:p>
          </table:table-cell>
          <table:table-cell table:formula="of:=SQRT([.B7])" office:value-type="float" office:value="3.76828873628335" calcext:value-type="float">
            <text:p>3,7682887363</text:p>
          </table:table-cell>
          <table:table-cell/>
        </table:table-row>
        <table:table-row table:style-name="ro2">
          <table:table-cell office:value-type="float" office:value="14.6" calcext:value-type="float">
            <text:p>14,6</text:p>
          </table:table-cell>
          <table:table-cell office:value-type="float" office:value="15.6" calcext:value-type="float">
            <text:p>15,6</text:p>
          </table:table-cell>
          <table:table-cell table:formula="of:=SQRT([.B8])" office:value-type="float" office:value="3.9496835316263" calcext:value-type="float">
            <text:p>3,9496835316</text:p>
          </table:table-cell>
          <table:table-cell/>
        </table:table-row>
        <table:table-row table:style-name="ro2"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table:formula="of:=SQRT([.B9])" office:value-type="float" office:value="4.12310562561766" calcext:value-type="float">
            <text:p>4,1231056256</text:p>
          </table:table-cell>
          <table:table-cell/>
        </table:table-row>
        <table:table-row table:style-name="ro2"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table:formula="of:=SQRT([.B10])" office:value-type="float" office:value="4.24264068711929" calcext:value-type="float">
            <text:p>4,2426406871</text:p>
          </table:table-cell>
          <table:table-cell/>
        </table:table-row>
        <table:table-row table:style-name="ro2">
          <table:table-cell office:value-type="float" office:value="20.4" calcext:value-type="float">
            <text:p>20,4</text:p>
          </table:table-cell>
          <table:table-cell office:value-type="float" office:value="19.9" calcext:value-type="float">
            <text:p>19,9</text:p>
          </table:table-cell>
          <table:table-cell table:formula="of:=SQRT([.B11])" office:value-type="float" office:value="4.46094160463909" calcext:value-type="float">
            <text:p>4,4609416046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Analiza kwadrat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I</text:p>
          </table:table-cell>
          <table:table-cell office:value-type="string" calcext:value-type="string">
            <text:p>log T</text:p>
          </table:table-cell>
          <table:table-cell table:number-columns-repeated="2"/>
        </table:table-row>
        <table:table-row table:style-name="ro2">
          <table:table-cell table:formula="of:=LOG([.A2];10)" office:value-type="float" office:value="0.633468455579586" calcext:value-type="float">
            <text:p>0,6334684556</text:p>
          </table:table-cell>
          <table:table-cell table:formula="of:=LOG([.B2];10)" office:value-type="float" office:value="0.852479993636856" calcext:value-type="float">
            <text:p>0,8524799936</text:p>
          </table:table-cell>
          <table:table-cell table:number-columns-repeated="2"/>
        </table:table-row>
        <table:table-row table:style-name="ro2">
          <table:table-cell table:formula="of:=LOG([.A3];10)" office:value-type="float" office:value="0.716003343634799" calcext:value-type="float">
            <text:p>0,7160033436</text:p>
          </table:table-cell>
          <table:table-cell table:formula="of:=LOG([.B3];10)" office:value-type="float" office:value="0.90848501887865" calcext:value-type="float">
            <text:p>0,9084850189</text:p>
          </table:table-cell>
          <table:table-cell table:number-columns-repeated="2"/>
        </table:table-row>
        <table:table-row table:style-name="ro2">
          <table:table-cell table:formula="of:=LOG([.A4];10)" office:value-type="float" office:value="0.785329835010767" calcext:value-type="float">
            <text:p>0,785329835</text:p>
          </table:table-cell>
          <table:table-cell table:formula="of:=LOG([.B4];10)" office:value-type="float" office:value="0.954242509439325" calcext:value-type="float">
            <text:p>0,9542425094</text:p>
          </table:table-cell>
          <table:table-cell table:number-columns-repeated="2"/>
        </table:table-row>
        <table:table-row table:style-name="ro2">
          <table:table-cell table:formula="of:=LOG([.A5];10)" office:value-type="float" office:value="0.903089986991943" calcext:value-type="float">
            <text:p>0,903089987</text:p>
          </table:table-cell>
          <table:table-cell table:formula="of:=LOG([.B5];10)" office:value-type="float" office:value="1.01703333929878" calcext:value-type="float">
            <text:p>1,0170333393</text:p>
          </table:table-cell>
          <table:table-cell table:number-columns-repeated="2"/>
        </table:table-row>
        <table:table-row table:style-name="ro2">
          <table:table-cell table:formula="of:=LOG([.A6];10)" office:value-type="float" office:value="1.03342375548695" calcext:value-type="float">
            <text:p>1,0334237555</text:p>
          </table:table-cell>
          <table:table-cell table:formula="of:=LOG([.B6];10)" office:value-type="float" office:value="1.10720996964787" calcext:value-type="float">
            <text:p>1,1072099696</text:p>
          </table:table-cell>
          <table:table-cell table:number-columns-repeated="2"/>
        </table:table-row>
        <table:table-row table:style-name="ro2">
          <table:table-cell table:formula="of:=LOG([.A7];10)" office:value-type="float" office:value="1.10720996964787" calcext:value-type="float">
            <text:p>1,1072099696</text:p>
          </table:table-cell>
          <table:table-cell table:formula="of:=LOG([.B7];10)" office:value-type="float" office:value="1.15228834438306" calcext:value-type="float">
            <text:p>1,1522883444</text:p>
          </table:table-cell>
          <table:table-cell table:number-columns-repeated="2"/>
        </table:table-row>
        <table:table-row table:style-name="ro2">
          <table:table-cell table:formula="of:=LOG([.A8];10)" office:value-type="float" office:value="1.16435285578444" calcext:value-type="float">
            <text:p>1,1643528558</text:p>
          </table:table-cell>
          <table:table-cell table:formula="of:=LOG([.B8];10)" office:value-type="float" office:value="1.19312459835446" calcext:value-type="float">
            <text:p>1,1931245984</text:p>
          </table:table-cell>
          <table:table-cell table:number-columns-repeated="2"/>
        </table:table-row>
        <table:table-row table:style-name="ro2">
          <table:table-cell table:formula="of:=LOG([.A9];10)" office:value-type="float" office:value="1.21748394421391" calcext:value-type="float">
            <text:p>1,2174839442</text:p>
          </table:table-cell>
          <table:table-cell table:formula="of:=LOG([.B9];10)" office:value-type="float" office:value="1.23044892137827" calcext:value-type="float">
            <text:p>1,2304489214</text:p>
          </table:table-cell>
          <table:table-cell table:number-columns-repeated="2"/>
        </table:table-row>
        <table:table-row table:style-name="ro2">
          <table:table-cell table:formula="of:=LOG([.A10];10)" office:value-type="float" office:value="1.25767857486918" calcext:value-type="float">
            <text:p>1,2576785749</text:p>
          </table:table-cell>
          <table:table-cell table:formula="of:=LOG([.B10];10)" office:value-type="float" office:value="1.25527250510331" calcext:value-type="float">
            <text:p>1,2552725051</text:p>
          </table:table-cell>
          <table:table-cell table:number-columns-repeated="2"/>
        </table:table-row>
        <table:table-row table:style-name="ro2">
          <table:table-cell table:formula="of:=LOG([.A11];10)" office:value-type="float" office:value="1.3096301674259" calcext:value-type="float">
            <text:p>1,3096301674</text:p>
          </table:table-cell>
          <table:table-cell table:formula="of:=LOG([.B11];10)" office:value-type="float" office:value="1.29885307640971" calcext:value-type="float">
            <text:p>1,2988530764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a</text:p>
          </table:table-cell>
          <table:table-cell table:formula="of:=INTERCEPT([.B18:.B27];[.A18:.A27])" office:value-type="float" office:value="0.440180766850012" calcext:value-type="float">
            <text:p>0,4401807669</text:p>
          </table:table-cell>
          <table:table-cell office:value-type="string" calcext:value-type="string">
            <text:p>a</text:p>
          </table:table-cell>
          <table:table-cell table:formula="of:=10^[.B32]" office:value-type="float" office:value="2.75537533747053" calcext:value-type="float">
            <text:p>2,7553753375</text:p>
          </table:table-cell>
        </table:table-row>
        <table:table-row table:style-name="ro2">
          <table:table-cell office:value-type="string" calcext:value-type="string">
            <text:p>alfa</text:p>
          </table:table-cell>
          <table:table-cell table:formula="of:=SLOPE([.B18:.B27];[.A18:.A27])" office:value-type="float" office:value="0.648483810368826" calcext:value-type="float">
            <text:p>0,648483810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 model</text:p>
          </table:table-cell>
          <table:table-cell table:number-columns-repeated="2"/>
        </table:table-row>
        <table:table-row table:style-name="ro2">
          <table:table-cell table:formula="of:=[.A2]" office:value-type="float" office:value="4.3" calcext:value-type="float">
            <text:p>4,3</text:p>
          </table:table-cell>
          <table:table-cell table:formula="of:=[.$D$32]*[.A37]^[.$B$33]" office:value-type="float" office:value="7.0953660343964" calcext:value-type="float">
            <text:p>7,0953660344</text:p>
          </table:table-cell>
          <table:table-cell table:number-columns-repeated="2"/>
        </table:table-row>
        <table:table-row table:style-name="ro2">
          <table:table-cell table:formula="of:=[.A3]" office:value-type="float" office:value="5.2" calcext:value-type="float">
            <text:p>5,2</text:p>
          </table:table-cell>
          <table:table-cell table:formula="of:=[.$D$32]*[.A38]^[.$B$33]" office:value-type="float" office:value="8.02596651274973" calcext:value-type="float">
            <text:p>8,0259665127</text:p>
          </table:table-cell>
          <table:table-cell table:number-columns-repeated="2"/>
        </table:table-row>
        <table:table-row table:style-name="ro2">
          <table:table-cell table:formula="of:=[.A4]" office:value-type="float" office:value="6.1" calcext:value-type="float">
            <text:p>6,1</text:p>
          </table:table-cell>
          <table:table-cell table:formula="of:=[.$D$32]*[.A39]^[.$B$33]" office:value-type="float" office:value="8.90132074954196" calcext:value-type="float">
            <text:p>8,9013207495</text:p>
          </table:table-cell>
          <table:table-cell table:number-columns-repeated="2"/>
        </table:table-row>
        <table:table-row table:style-name="ro2">
          <table:table-cell table:formula="of:=[.A5]" office:value-type="float" office:value="8" calcext:value-type="float">
            <text:p>8</text:p>
          </table:table-cell>
          <table:table-cell table:formula="of:=[.$D$32]*[.A40]^[.$B$33]" office:value-type="float" office:value="10.6125561903841" calcext:value-type="float">
            <text:p>10,6125561904</text:p>
          </table:table-cell>
          <table:table-cell table:number-columns-repeated="2"/>
        </table:table-row>
        <table:table-row table:style-name="ro2">
          <table:table-cell table:formula="of:=[.A6]" office:value-type="float" office:value="10.8" calcext:value-type="float">
            <text:p>10,8</text:p>
          </table:table-cell>
          <table:table-cell table:formula="of:=[.$D$32]*[.A41]^[.$B$33]" office:value-type="float" office:value="12.8925653527341" calcext:value-type="float">
            <text:p>12,8925653527</text:p>
          </table:table-cell>
          <table:table-cell table:number-columns-repeated="2"/>
        </table:table-row>
        <table:table-row table:style-name="ro2">
          <table:table-cell table:formula="of:=[.A7]" office:value-type="float" office:value="12.8" calcext:value-type="float">
            <text:p>12,8</text:p>
          </table:table-cell>
          <table:table-cell table:formula="of:=[.$D$32]*[.A42]^[.$B$33]" office:value-type="float" office:value="14.3942322872678" calcext:value-type="float">
            <text:p>14,3942322873</text:p>
          </table:table-cell>
          <table:table-cell table:number-columns-repeated="2"/>
        </table:table-row>
        <table:table-row table:style-name="ro2">
          <table:table-cell table:formula="of:=[.A8]" office:value-type="float" office:value="14.6" calcext:value-type="float">
            <text:p>14,6</text:p>
          </table:table-cell>
          <table:table-cell table:formula="of:=[.$D$32]*[.A43]^[.$B$33]" office:value-type="float" office:value="15.6763424969968" calcext:value-type="float">
            <text:p>15,676342497</text:p>
          </table:table-cell>
          <table:table-cell table:number-columns-repeated="2"/>
        </table:table-row>
        <table:table-row table:style-name="ro2">
          <table:table-cell table:formula="of:=[.A9]" office:value-type="float" office:value="16.5" calcext:value-type="float">
            <text:p>16,5</text:p>
          </table:table-cell>
          <table:table-cell table:formula="of:=[.$D$32]*[.A44]^[.$B$33]" office:value-type="float" office:value="16.970685845763" calcext:value-type="float">
            <text:p>16,9706858458</text:p>
          </table:table-cell>
          <table:table-cell table:number-columns-repeated="2"/>
        </table:table-row>
        <table:table-row table:style-name="ro2">
          <table:table-cell table:formula="of:=[.A10]" office:value-type="float" office:value="18.1" calcext:value-type="float">
            <text:p>18,1</text:p>
          </table:table-cell>
          <table:table-cell table:formula="of:=[.$D$32]*[.A45]^[.$B$33]" office:value-type="float" office:value="18.0204221777647" calcext:value-type="float">
            <text:p>18,0204221778</text:p>
          </table:table-cell>
          <table:table-cell table:number-columns-repeated="2"/>
        </table:table-row>
        <table:table-row table:style-name="ro2">
          <table:table-cell table:formula="of:=[.A11]" office:value-type="float" office:value="20.4" calcext:value-type="float">
            <text:p>20,4</text:p>
          </table:table-cell>
          <table:table-cell table:formula="of:=[.$D$32]*[.A46]^[.$B$33]" office:value-type="float" office:value="19.4739803744722" calcext:value-type="float">
            <text:p>19,47398037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 style:data-style-name="N2" text:time-value="11:51:43.0762080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2:55.78</meta:creation-date>
    <meta:generator>LibreOffice/4.2.7.2$Linux_X86_64 LibreOffice_project/420m0$Build-2</meta:generator>
    <dc:date>2015-04-13T12:04:58.969787968</dc:date>
    <meta:editing-duration>PT13H5M58S</meta:editing-duration>
    <meta:editing-cycles>7</meta:editing-cycles>
    <meta:document-statistic meta:table-count="3" meta:cell-count="21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.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Ultrafine_20_Dashed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3cm" svg:stroke-color="#77216f" draw:fill-color="#7721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44cm" svg:height="18.361cm" xlink:href=".." xlink:type="simple" chart:class="chart:scatter" chart:style-name="ch1">
        <chart:title svg:x="8cm" svg:y="0.503cm" chart:style-name="ch2">
          <text:p>Charakterystyka mechaniczna silnika obcowzbudnego</text:p>
        </chart:title>
        <chart:legend svg:x="19.642cm" svg:y="15.816cm" style:legend-expansion="custom" chartooo:width="5.55cm" chartooo:height="2.544cm" style:legend-expansion-aspect-ratio="2.18160377358491" chart:style-name="ch3"/>
        <chart:plot-area chart:style-name="ch4" table:cell-range-address="Obcowzbudny.F1:Obcowzbudny.F6 Obcowzbudny.H1:Obcowzbudny.H1 Obcowzbudny.G2:Obcowzbudny.G6 Obcowzbudny.H8:Obcowzbudny.H8 Obcowzbudny.G9:Obcowzbudny.G13 Obcowzbudny.H16:Obcowzbudny.H16 Obcowzbudny.G17:Obcowzbudny.G21 Obcowzbudny.H24:Obcowzbudny.H24 Obcowzbudny.G25:Obcowzbudny.G29" chart:data-source-has-labels="both" svg:x="1.689cm" svg:y="1.777cm" svg:width="24.085cm" svg:height="14.178cm">
          <chartooo:coordinate-region svg:x="2.787cm" svg:y="2.007cm" svg:width="22.509cm" svg:height="13.239cm"/>
          <chart:axis chart:dimension="x" chart:name="primary-x" chart:style-name="ch5" chartooo:axis-type="auto">
            <chart:title svg:x="12.986cm" svg:y="16.323cm" chart:style-name="ch6">
              <text:p>prąd I [A]</text:p>
            </chart:title>
            <chart:categories table:cell-range-address="Obcowzbudny.F1:Obcowzbudny.F1"/>
          </chart:axis>
          <chart:axis chart:dimension="y" chart:name="primary-y" chart:style-name="ch7">
            <chart:title svg:x="0.566cm" svg:y="11.25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Obcowzbudny.G2:Obcowzbudny.G6" chart:label-cell-address="Obcowzbudny.H1:Obcowzbudny.H1" chart:class="chart:scatter">
            <chart:domain table:cell-range-address="Obcowzbudny.F2:Obcowzbudny.F6"/>
            <chart:data-point chart:repeated="5"/>
          </chart:series>
          <chart:series chart:style-name="ch11" chart:values-cell-range-address="Obcowzbudny.G9:Obcowzbudny.G13" chart:label-cell-address="Obcowzbudny.H8:Obcowzbudny.H8" chart:class="chart:scatter">
            <chart:domain table:cell-range-address="Obcowzbudny.F9:Obcowzbudny.F13"/>
            <chart:data-point chart:repeated="5"/>
          </chart:series>
          <chart:series chart:style-name="ch12" chart:values-cell-range-address="Obcowzbudny.G17:Obcowzbudny.G21" chart:label-cell-address="Obcowzbudny.H16:Obcowzbudny.H16" chart:class="chart:scatter">
            <chart:domain table:cell-range-address="Obcowzbudny.F17:Obcowzbudny.F21"/>
            <chart:data-point chart:repeated="5"/>
          </chart:series>
          <chart:series chart:style-name="ch13" chart:values-cell-range-address="Obcowzbudny.G25:Obcowzbudny.G29" chart:label-cell-address="Obcowzbudny.H24:Obcowzbudny.H24" chart:class="chart:scatter">
            <chart:domain table:cell-range-address="Obcowzbudny.F25:Obcowzbudny.F2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I2=0.65A, U=180V, Rd=0</text:p>
                <draw:g>
                  <svg:desc>Obcowzbudny.H1:Obcowzbudny.H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80V, Rd&gt;0</text:p>
                <draw:g>
                  <svg:desc>Obcowzbudny.H8:Obcowzbudny.H8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A, U=180V, Rd=0</text:p>
                <draw:g>
                  <svg:desc>Obcowzbudny.H16:Obcowzbudny.H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50V, Rd=0</text:p>
                <draw:g>
                  <svg:desc>Obcowzbudny.H24:Obcowzbudny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ąd I</text:p>
                <draw:g>
                  <svg:desc>Obcowzbudny.F1:Obcowzbudny.F1</svg:desc>
                </draw:g>
              </table:table-cell>
              <table:table-cell office:value-type="float" office:value="1.95">
                <text:p>1.95</text:p>
                <draw:g>
                  <svg:desc>Obcowzbudny.F2:Obcowzbudny.F6</svg:desc>
                </draw:g>
              </table:table-cell>
              <table:table-cell office:value-type="float" office:value="1342.5">
                <text:p>1342.5</text:p>
                <draw:g>
                  <svg:desc>Obcowzbudny.G2:Obcowzbudny.G6</svg:desc>
                </draw:g>
              </table:table-cell>
              <table:table-cell office:value-type="float" office:value="1.95">
                <text:p>1.95</text:p>
                <draw:g>
                  <svg:desc>Obcowzbudny.F9:Obcowzbudny.F13</svg:desc>
                </draw:g>
              </table:table-cell>
              <table:table-cell office:value-type="float" office:value="1306">
                <text:p>1306</text:p>
                <draw:g>
                  <svg:desc>Obcowzbudny.G9:Obcowzbudny.G13</svg:desc>
                </draw:g>
              </table:table-cell>
              <table:table-cell office:value-type="float" office:value="2">
                <text:p>2</text:p>
                <draw:g>
                  <svg:desc>Obcowzbudny.F17:Obcowzbudny.F21</svg:desc>
                </draw:g>
              </table:table-cell>
              <table:table-cell office:value-type="float" office:value="1387">
                <text:p>1387</text:p>
                <draw:g>
                  <svg:desc>Obcowzbudny.G17:Obcowzbudny.G21</svg:desc>
                </draw:g>
              </table:table-cell>
              <table:table-cell office:value-type="float" office:value="1.75">
                <text:p>1.75</text:p>
                <draw:g>
                  <svg:desc>Obcowzbudny.F25:Obcowzbudny.F29</svg:desc>
                </draw:g>
              </table:table-cell>
              <table:table-cell office:value-type="float" office:value="1120">
                <text:p>1120</text:p>
                <draw:g>
                  <svg:desc>Obcowzbudny.G25:Obcowzbudny.G29</svg:desc>
                </draw:g>
              </table:table-cell>
            </table:table-row>
            <table:table-row>
              <table:table-cell office:value-type="string"/>
              <table:table-cell office:value-type="float" office:value="3.41">
                <text:p>3.41</text:p>
              </table:table-cell>
              <table:table-cell office:value-type="float" office:value="1332.7">
                <text:p>1332.7</text:p>
              </table:table-cell>
              <table:table-cell office:value-type="float" office:value="3.46">
                <text:p>3.46</text:p>
              </table:table-cell>
              <table:table-cell office:value-type="float" office:value="1260">
                <text:p>1260</text:p>
              </table:table-cell>
              <table:table-cell office:value-type="float" office:value="3.7">
                <text:p>3.7</text:p>
              </table:table-cell>
              <table:table-cell office:value-type="float" office:value="1374">
                <text:p>1374</text:p>
              </table:table-cell>
              <table:table-cell office:value-type="float" office:value="2.95">
                <text:p>2.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328">
                <text:p>1328</text:p>
              </table:table-cell>
              <table:table-cell office:value-type="float" office:value="5.08">
                <text:p>5.08</text:p>
              </table:table-cell>
              <table:table-cell office:value-type="float" office:value="1211.5">
                <text:p>1211.5</text:p>
              </table:table-cell>
              <table:table-cell office:value-type="float" office:value="5.17">
                <text:p>5.17</text:p>
              </table:table-cell>
              <table:table-cell office:value-type="float" office:value="1364">
                <text:p>1364</text:p>
              </table:table-cell>
              <table:table-cell office:value-type="float" office:value="4.9">
                <text:p>4.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1315">
                <text:p>1315</text:p>
              </table:table-cell>
              <table:table-cell office:value-type="float" office:value="7.67">
                <text:p>7.67</text:p>
              </table:table-cell>
              <table:table-cell office:value-type="float" office:value="1137.5">
                <text:p>1137.5</text:p>
              </table:table-cell>
              <table:table-cell office:value-type="float" office:value="8.47">
                <text:p>8.47</text:p>
              </table:table-cell>
              <table:table-cell office:value-type="float" office:value="1344">
                <text:p>1344</text:p>
              </table:table-cell>
              <table:table-cell office:value-type="float" office:value="7.25">
                <text:p>7.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/>
              <table:table-cell office:value-type="float" office:value="13.7">
                <text:p>13.7</text:p>
              </table:table-cell>
              <table:table-cell office:value-type="float" office:value="1280">
                <text:p>1280</text:p>
              </table:table-cell>
              <table:table-cell office:value-type="float" office:value="11.3">
                <text:p>11.3</text:p>
              </table:table-cell>
              <table:table-cell office:value-type="float" office:value="1037">
                <text:p>1037</text:p>
              </table:table-cell>
              <table:table-cell office:value-type="float" office:value="14.5">
                <text:p>14.5</text:p>
              </table:table-cell>
              <table:table-cell office:value-type="float" office:value="1314">
                <text:p>1314</text:p>
              </table:table-cell>
              <table:table-cell office:value-type="float" office:value="11.6">
                <text:p>11.6</text:p>
              </table:table-cell>
              <table:table-cell office:value-type="float" office:value="1062">
                <text:p>1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8.5" chart:maximum="1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>
        <chart:symbol-image/>
      </style:chart-properties>
      <style:graphic-properties draw:stroke="none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2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>
        <chart:symbol-image xlink:href="Pictures/2000000A000000DF000000DFF4B88EFE.svm" xlink:type="simple" xlink:actuate="onLoad"/>
      </style:chart-properties>
      <style:graphic-properties draw:stroke="none" svg:stroke-width="0.08cm" svg:stroke-color="#77216f" draw:fill-color="#77216f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7216f"/>
    </style:style>
    <style:style style:name="ch16" style:family="chart">
      <style:chart-properties chart:solid-type="cuboid" chart:symbol-type="named-symbol" chart:symbol-name="x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49cm" svg:height="19.758cm" xlink:href=".." xlink:type="simple" chart:class="chart:scatter" chart:style-name="ch1">
        <chart:title svg:x="7.702cm" svg:y="0.531cm" chart:style-name="ch2">
          <text:p>Charakterystyka mechaniczna silnika szeregowego</text:p>
        </chart:title>
        <chart:legend svg:x="19.462cm" svg:y="16.398cm" style:legend-expansion="custom" chartooo:width="6.362cm" chartooo:height="3.104cm" style:legend-expansion-aspect-ratio="2.04961340206186" chart:style-name="ch3"/>
        <chart:plot-area chart:style-name="ch4" table:cell-range-address="Szeregowy.D2:Szeregowy.E6 Szeregowy.F1:Szeregowy.F1 Szeregowy.F12:Szeregowy.F12 Szeregowy.E13:Szeregowy.E17 Szeregowy.F22:Szeregowy.F22 Szeregowy.E23:Szeregowy.E27" chart:data-source-has-labels="row" svg:x="1.611cm" svg:y="1.854cm" svg:width="23.913cm" svg:height="14.51cm">
          <chartooo:coordinate-region svg:x="2.709cm" svg:y="2.084cm" svg:width="22.815cm" svg:height="13.571cm"/>
          <chart:axis chart:dimension="x" chart:name="primary-x" chart:style-name="ch5">
            <chart:title svg:x="12.804cm" svg:y="16.76cm" chart:style-name="ch6">
              <text:p>Prąd I [A]</text:p>
            </chart:title>
          </chart:axis>
          <chart:axis chart:dimension="y" chart:name="primary-y" chart:style-name="ch7">
            <chart:title svg:x="0.512cm" svg:y="11.51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Szeregowy.E2:Szeregowy.E6" chart:label-cell-address="Szeregowy.F1:Szeregowy.F1" chart:class="chart:scatter">
            <chart:domain table:cell-range-address="Szeregowy.D2:Szeregowy.D6"/>
            <chart:regression-curve chart:style-name="ch11"/>
            <chart:data-point chart:repeated="5"/>
          </chart:series>
          <chart:series chart:style-name="ch12" chart:values-cell-range-address="Szeregowy.E13:Szeregowy.E17" chart:label-cell-address="Szeregowy.F12:Szeregowy.F12" chart:class="chart:scatter">
            <chart:domain table:cell-range-address="Szeregowy.D13:Szeregowy.D17"/>
            <chart:regression-curve chart:style-name="ch13"/>
            <chart:data-point chart:repeated="5"/>
          </chart:series>
          <chart:series chart:style-name="ch14" chart:values-cell-range-address="Szeregowy.E23:Szeregowy.E27" chart:label-cell-address="Szeregowy.F22:Szeregowy.F22" chart:class="chart:scatter">
            <chart:domain table:cell-range-address="Szeregowy.D23:Szeregowy.D27"/>
            <chart:regression-curve chart:style-name="ch15"/>
            <chart:data-point chart:repeated="3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U=150V, Rd=0</text:p>
                <draw:g>
                  <svg:desc>Szeregowy.F1:Szeregowy.F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50V, Rd&gt;0</text:p>
                <draw:g>
                  <svg:desc>Szeregowy.F12:Szeregowy.F1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20V, Rd=0</text:p>
                <draw:g>
                  <svg:desc>Szeregowy.F22:Szeregowy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zeregowy.D2:Szeregowy.D6</svg:desc>
                </draw:g>
              </table:table-cell>
              <table:table-cell office:value-type="float" office:value="1923">
                <text:p>1923</text:p>
                <draw:g>
                  <svg:desc>Szeregowy.E2:Szeregowy.E6</svg:desc>
                </draw:g>
              </table:table-cell>
              <table:table-cell office:value-type="float" office:value="9.5">
                <text:p>9.5</text:p>
                <draw:g>
                  <svg:desc>Szeregowy.D13:Szeregowy.D17</svg:desc>
                </draw:g>
              </table:table-cell>
              <table:table-cell office:value-type="float" office:value="1586">
                <text:p>1586</text:p>
                <draw:g>
                  <svg:desc>Szeregowy.E13:Szeregowy.E17</svg:desc>
                </draw:g>
              </table:table-cell>
              <table:table-cell office:value-type="float" office:value="8.7">
                <text:p>8.7</text:p>
                <draw:g>
                  <svg:desc>Szeregowy.D23:Szeregowy.D27</svg:desc>
                </draw:g>
              </table:table-cell>
              <table:table-cell office:value-type="float" office:value="1695">
                <text:p>1695</text:p>
                <draw:g>
                  <svg:desc>Szeregowy.E23:Szeregowy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1744">
                <text:p>1744</text:p>
              </table:table-cell>
              <table:table-cell office:value-type="float" office:value="10.8">
                <text:p>10.8</text:p>
              </table:table-cell>
              <table:table-cell office:value-type="float" office:value="1358">
                <text:p>1358</text:p>
              </table:table-cell>
              <table:table-cell office:value-type="float" office:value="9.5">
                <text:p>9.5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1577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10.7">
                <text:p>10.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13.5">
                <text:p>13.5</text:p>
              </table:table-cell>
              <table:table-cell office:value-type="float" office:value="1042">
                <text:p>1042</text:p>
              </table:table-cell>
              <table:table-cell office:value-type="float" office:value="12.9">
                <text:p>12.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">
                <text:p>18.7</text:p>
              </table:table-cell>
              <table:table-cell office:value-type="float" office:value="1172">
                <text:p>1172</text:p>
              </table:table-cell>
              <table:table-cell office:value-type="float" office:value="15.65">
                <text:p>15.65</text:p>
              </table:table-cell>
              <table:table-cell office:value-type="float" office:value="866">
                <text:p>866</text:p>
              </table:table-cell>
              <table:table-cell office:value-type="float" office:value="15.5">
                <text:p>15.5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ff00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18cm" svg:height="13.012cm" xlink:href=".." xlink:type="simple" chart:class="chart:scatter" chart:column-mapping="" chart:style-name="ch1">
        <chart:title svg:x="4.983cm" svg:y="0.396cm" chart:style-name="ch2">
          <text:p>Chrakterystyka rozruchowa T(I)</text:p>
        </chart:title>
        <chart:plot-area chart:style-name="ch3" table:cell-range-address="Rozruchowe.B1:Rozruchowe.B11 Rozruchowe.A2:Rozruchowe.A11" chart:data-source-has-labels="column" svg:x="1.36cm" svg:y="1.461cm" svg:width="14.828cm" svg:height="10.291cm">
          <chartooo:coordinate-region svg:x="2.034cm" svg:y="1.691cm" svg:width="13.942cm" svg:height="9.352cm"/>
          <chart:axis chart:dimension="x" chart:name="primary-x" chart:style-name="ch4" chartooo:axis-type="auto">
            <chart:title svg:x="8.029cm" svg:y="12.013cm" chart:style-name="ch5">
              <text:p>prąd I [A]</text:p>
            </chart:title>
            <chart:categories table:cell-range-address="Rozruchowe.B1:Rozruchowe.B1"/>
          </chart:axis>
          <chart:axis chart:dimension="y" chart:name="primary-y" chart:style-name="ch4">
            <chart:title svg:x="0.451cm" svg:y="7.81cm" chart:style-name="ch6">
              <text:p>moment T [Nm]</text:p>
            </chart:title>
            <chart:grid chart:style-name="ch7" chart:class="major"/>
          </chart:axis>
          <chart:series chart:style-name="ch8" chart:values-cell-range-address="Rozruchowe.B2:Rozruchowe.B11" chart:class="chart:scatter">
            <chart:domain table:cell-range-address="Rozruchowe.A2:Rozruchowe.A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moment T</text:p>
                <draw:g>
                  <svg:desc>Rozruchowe.B1:Rozruchowe.B1</svg:desc>
                </draw:g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7.12">
                <text:p>7.12</text:p>
                <draw:g>
                  <svg:desc>Rozruchowe.B2:Rozruchowe.B11</svg:desc>
                </draw:g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71cm" xlink:href=".." xlink:type="simple" chart:class="chart:scatter" chart:style-name="ch1">
        <chart:legend chart:legend-position="end" svg:x="11.819cm" svg:y="3.875cm" style:legend-expansion="high" chart:style-name="ch2"/>
        <chart:plot-area chart:style-name="ch3" table:cell-range-address="Rozruchowe.A2:Rozruchowe.A11 Rozruchowe.C1:Rozruchowe.C11" chart:data-source-has-labels="row" svg:x="0.319cm" svg:y="0.179cm" svg:width="11.181cm" svg:height="8.613cm">
          <chartooo:coordinate-region svg:x="1.099cm" svg:y="0.41cm" svg:width="10.188cm" svg:height="7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C2:Rozruchowe.C11" chart:label-cell-address="Rozruchowe.C1:Rozruchowe.C1" chart:class="chart:scatter">
            <chart:domain table:cell-range-address="Rozruchowe.A2:Rozruchowe.A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wadrat</text:p>
                <draw:g>
                  <svg:desc>Rozruchowe.C1:Rozruchow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2.66833281282527">
                <text:p>2.66833281282527</text:p>
                <draw:g>
                  <svg:desc>Rozruchowe.C2:Rozruchowe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2.84604989415154">
                <text:p>2.84604989415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2490309931942">
                <text:p>3.2249030993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3.76828873628335">
                <text:p>3.76828873628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3.9496835316263">
                <text:p>3.949683531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4.12310562561766">
                <text:p>4.12310562561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4.46094160463909">
                <text:p>4.46094160463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89cm" style:legend-expansion="high" chart:style-name="ch2"/>
        <chart:plot-area chart:style-name="ch3" table:cell-range-address="Rozruchowe.A18:Rozruchowe.B27 Rozruchowe.B17:Rozruchowe.B17" chart:data-source-has-labels="row" svg:x="0.32cm" svg:y="0.18cm" svg:width="11.688cm" svg:height="8.64cm">
          <chartooo:coordinate-region svg:x="1.1cm" svg:y="0.41cm" svg:width="10.642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B18:Rozruchowe.B27" chart:label-cell-address="Rozruchowe.B17:Rozruchowe.B17" chart:class="chart:scatter">
            <chart:domain table:cell-range-address="Rozruchowe.A18:Rozruchowe.A27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 T</text:p>
                <draw:g>
                  <svg:desc>Rozruchowe.B17:Rozruchowe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468455579586">
                <text:p>0.633468455579586</text:p>
                <draw:g>
                  <svg:desc>Rozruchowe.A18:Rozruchowe.A27</svg:desc>
                </draw:g>
              </table:table-cell>
              <table:table-cell office:value-type="float" office:value="0.852479993636856">
                <text:p>0.852479993636856</text:p>
                <draw:g>
                  <svg:desc>Rozruchowe.B18:Rozruchowe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6003343634799">
                <text:p>0.716003343634799</text:p>
              </table:table-cell>
              <table:table-cell office:value-type="float" office:value="0.90848501887865">
                <text:p>0.908485018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5329835010767">
                <text:p>0.7853298350107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1.01703333929878">
                <text:p>1.01703333929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342375548695">
                <text:p>1.03342375548695</text:p>
              </table:table-cell>
              <table:table-cell office:value-type="float" office:value="1.10720996964787">
                <text:p>1.10720996964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720996964787">
                <text:p>1.10720996964787</text:p>
              </table:table-cell>
              <table:table-cell office:value-type="float" office:value="1.15228834438306">
                <text:p>1.15228834438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435285578444">
                <text:p>1.16435285578444</text:p>
              </table:table-cell>
              <table:table-cell office:value-type="float" office:value="1.19312459835446">
                <text:p>1.19312459835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748394421391">
                <text:p>1.2174839442139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767857486918">
                <text:p>1.2576785748691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96301674259">
                <text:p>1.3096301674259</text:p>
              </table:table-cell>
              <table:table-cell office:value-type="float" office:value="1.29885307640971">
                <text:p>1.298853076409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386cm" svg:y="3.89cm" style:legend-expansion="high" chart:style-name="ch2"/>
        <chart:plot-area chart:style-name="ch3" chart:data-source-has-labels="both" svg:x="0.32cm" svg:y="0.18cm" svg:width="12.746cm" svg:height="8.64cm">
          <chartooo:coordinate-region svg:x="0.994cm" svg:y="0.41cm" svg:width="11.86cm" svg:height="7.701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 model</text:p>
              </table:table-cell>
              <table:table-cell office:value-type="string">
                <text:p/>
              </table:table-cell>
              <table:table-cell office:value-type="string">
                <text:p>d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</table:table-cell>
              <table:table-cell office:value-type="float" office:value="7.0953660343964">
                <text:p>7.0953660343964</text:p>
              </table:table-cell>
              <table:table-cell office:value-type="float" office:value="4.3">
                <text:p>4.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8.02596651274973">
                <text:p>8.02596651274973</text:p>
              </table:table-cell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8.90132074954196">
                <text:p>8.90132074954196</text:p>
              </table:table-cell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6125561903841">
                <text:p>10.6125561903841</text:p>
              </table:table-cell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12.8925653527341">
                <text:p>12.8925653527341</text:p>
              </table:table-cell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4.3942322872678">
                <text:p>14.3942322872678</text:p>
              </table:table-cell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15.6763424969968">
                <text:p>15.6763424969968</text:p>
              </table:table-cell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16.970685845763">
                <text:p>16.970685845763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18.0204221777647">
                <text:p>18.0204221777647</text:p>
              </table:table-cell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19.4739803744722">
                <text:p>19.4739803744722</text:p>
              </table:table-cell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